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language="pl" fo:country="PL" officeooo:paragraph-rsid="000bfda3"/>
    </style:style>
    <style:style style:name="P2" style:family="paragraph" style:parent-style-name="Heading_20_2">
      <style:text-properties officeooo:rsid="000ec6dc" officeooo:paragraph-rsid="0011630f"/>
    </style:style>
    <style:style style:name="P3" style:family="paragraph" style:parent-style-name="Standard">
      <style:text-properties fo:language="pl" fo:country="PL" officeooo:rsid="00027023" officeooo:paragraph-rsid="000bfda3" style:font-size-asian="10.5pt"/>
    </style:style>
    <style:style style:name="P4" style:family="paragraph" style:parent-style-name="Standard">
      <style:text-properties fo:language="pl" fo:country="PL" officeooo:rsid="0007e9bb" officeooo:paragraph-rsid="000bfda3" style:font-size-asian="10.5pt"/>
    </style:style>
    <style:style style:name="P5" style:family="paragraph" style:parent-style-name="Standard">
      <style:text-properties fo:language="pl" fo:country="PL" officeooo:rsid="00043515" officeooo:paragraph-rsid="000bfda3" style:font-size-asian="10.5pt"/>
    </style:style>
    <style:style style:name="P6" style:family="paragraph" style:parent-style-name="Standard">
      <style:text-properties fo:language="pl" fo:country="PL" officeooo:rsid="00050927" officeooo:paragraph-rsid="000bfda3" style:font-size-asian="10.5pt"/>
    </style:style>
    <style:style style:name="P7" style:family="paragraph" style:parent-style-name="Standard">
      <style:text-properties officeooo:rsid="00027023" officeooo:paragraph-rsid="000bfda3"/>
    </style:style>
    <style:style style:name="P8" style:family="paragraph" style:parent-style-name="Text_20_body">
      <style:text-properties officeooo:rsid="000bfda3" officeooo:paragraph-rsid="000bfda3"/>
    </style:style>
    <style:style style:name="P9" style:family="paragraph" style:parent-style-name="Text_20_body">
      <style:text-properties officeooo:rsid="000bfda3" officeooo:paragraph-rsid="001032be"/>
    </style:style>
    <style:style style:name="P10" style:family="paragraph" style:parent-style-name="Text_20_body">
      <style:text-properties officeooo:rsid="000d1344" officeooo:paragraph-rsid="000ec6dc"/>
    </style:style>
    <style:style style:name="P11" style:family="paragraph" style:parent-style-name="Text_20_body">
      <style:text-properties officeooo:rsid="000ec6dc" officeooo:paragraph-rsid="000ec6dc"/>
    </style:style>
    <style:style style:name="P12" style:family="paragraph" style:parent-style-name="Text_20_body">
      <style:text-properties fo:font-weight="bold" officeooo:rsid="000ec6dc" officeooo:paragraph-rsid="000ec6dc" style:font-weight-asian="bold" style:font-weight-complex="bold"/>
    </style:style>
    <style:style style:name="P13" style:family="paragraph" style:parent-style-name="Text_20_body">
      <style:text-properties officeooo:rsid="0011e358" officeooo:paragraph-rsid="0011e358"/>
    </style:style>
    <style:style style:name="P14" style:family="paragraph" style:parent-style-name="Preformatted_20_Text">
      <style:text-properties officeooo:rsid="000d1344" officeooo:paragraph-rsid="000ec6dc"/>
    </style:style>
    <style:style style:name="P15" style:family="paragraph" style:parent-style-name="Heading_20_1">
      <style:text-properties fo:language="pl" fo:country="PL" officeooo:paragraph-rsid="000bfda3"/>
    </style:style>
    <style:style style:name="T1" style:family="text">
      <style:text-properties officeooo:rsid="000bfda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d1344"/>
    </style:style>
    <style:style style:name="T4" style:family="text">
      <style:text-properties fo:language="pl" fo:country="PL" officeooo:rsid="000ec6dc"/>
    </style:style>
    <style:style style:name="T5" style:family="text">
      <style:text-properties fo:language="pl" fo:country="PL" fo:font-style="italic" officeooo:rsid="000ec6dc" style:font-style-asian="italic" style:font-style-complex="italic"/>
    </style:style>
    <style:style style:name="T6" style:family="text">
      <style:text-properties fo:language="pl" fo:country="PL" officeooo:rsid="001032be"/>
    </style:style>
    <style:style style:name="T7" style:family="text">
      <style:text-properties fo:language="pl" fo:country="PL" officeooo:rsid="00043515" style:font-size-asian="10.5pt"/>
    </style:style>
    <style:style style:name="T8" style:family="text">
      <style:text-properties fo:language="pl" fo:country="PL" officeooo:rsid="0011630f"/>
    </style:style>
    <style:style style:name="T9" style:family="text">
      <style:text-properties fo:language="pl" fo:country="PL" officeooo:rsid="0013a3a9"/>
    </style:style>
    <style:style style:name="T10" style:family="text">
      <style:text-properties fo:language="pl" fo:country="PL" officeooo:rsid="0011e358"/>
    </style:style>
    <style:style style:name="T11" style:family="text">
      <style:text-properties officeooo:rsid="00050927"/>
    </style:style>
    <style:style style:name="T12" style:family="text">
      <style:text-properties officeooo:rsid="000d1344"/>
    </style:style>
    <style:style style:name="T13" style:family="text">
      <style:text-properties fo:color="#7a7a43" style:font-name="DejaVu Sans Mono" fo:font-size="9pt" fo:language="pl" fo:country="PL"/>
    </style:style>
    <style:style style:name="T14" style:family="text">
      <style:text-properties fo:color="#000000" style:font-name="DejaVu Sans Mono" fo:font-size="9pt" fo:language="pl" fo:country="P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Ćwiczenia nr 2 – <text:span text:style-name="T1">Mock-owanie backend-u</text:span></text:h>
      <text:p text:style-name="P3"/>
      <text:h text:style-name="P1" text:outline-level="2">Wstęp</text:h>
      <text:p text:style-name="P9"><text:span text:style-name="T2"><text:tab/>Celem ćwiczeń jest zapoznanie się z pojęciem mock-owania serwisów http. </text:span><text:span text:style-name="T6">Do ćwiczenia wykorzystamy już istniejący backend Narodowego Banku Polskiego. Dokumentację API można znaleźć pod adresem </text:span><text:a xlink:type="simple" xlink:href="http://api.nbp.pl/" text:style-name="Internet_20_link" text:visited-style-name="Visited_20_Internet_20_Link">http://api.nbp.pl/</text:a></text:p>
      <text:p text:style-name="P7"><text:span text:style-name="T7">Aby zacząć wykonaj następujące kroki:</text:span></text:p>
      <text:p text:style-name="P5">1. Ściągnij projekt z poprzednich zajęć za pomocą instrukcji:</text:p>
      <text:p text:style-name="P5">‘git clone <text:a xlink:type="simple" xlink:href="https://github.com/anicos/quickstart.git" text:style-name="Internet_20_link" text:visited-style-name="Visited_20_Internet_20_Link">https://github.com/anicos/quickstart.git</text:a>’</text:p>
      <text:p text:style-name="P5">2. Przełącz się na branch ‘<text:span text:style-name="T1">cw2</text:span>‘</text:p>
      <text:p text:style-name="P5">3. <text:span text:style-name="T11">Ściągnij zależności używając komendy ‘npm install’</text:span></text:p>
      <text:p text:style-name="P6">4. Uruchom test używając komendy ‘npm test’</text:p>
      <text:p text:style-name="P6">5. W plik<text:span text:style-name="T1">u</text:span> ‘<text:span text:style-name="T1">src/app/services/gold-price-service.service.integration.spec.ts</text:span>’ znajdziesz przykład testu <text:span text:style-name="T12">integracyjnego mock-ujacego backend.</text:span></text:p>
      <text:p text:style-name="P4"><text:span text:style-name="T2">6. Rozwiąż poniższe zadania bazując na powyższym przykładzie</text:span></text:p>
      <text:p text:style-name="P8"><text:span text:style-name="T2"/></text:p>
      <text:h text:style-name="Heading_20_2" text:outline-level="2"><text:span text:style-name="T3">Ćwiczenie</text:span><text:span text:style-name="T2"> </text:span><text:span text:style-name="T3">nr1 – obliczanie ceny złota na zadany dzień (ocena 3 </text:span><text:span text:style-name="T6">lub 4</text:span><text:span text:style-name="T3">)</text:span></text:h>
      <text:p text:style-name="P10"><text:span text:style-name="T2"><text:tab/>Aktualnie w kodzie znajduje się serwis zwracający dzisiejszą cenę złota ‘src/app/services/gold-price-service.service.ts’. Serwis ten należy rozszerzyć o metodę zwracającą cenę złota na zadany dzień w tym celu powinniśmy zaimplementować metodę </text:span></text:p>
      <text:p text:style-name="P14"><text:span text:style-name="T13">getGoldPriceByDate</text:span><text:span text:style-name="T14">(date: String): Observable&lt;Number&gt;</text:span></text:p>
      <text:p text:style-name="P14"><text:span text:style-name="T14"/></text:p>
      <text:p text:style-name="P12"><text:span text:style-name="T2">Kryteria akceptacji:</text:span></text:p>
      <text:p text:style-name="P11"><text:span text:style-name="T2">- dopisanie testów w następujących miejscach:</text:span></text:p>
      <text:p text:style-name="P11"><text:span text:style-name="T2"><text:tab/>a) src/app/services/gold-price-http-client.service.spec.ts</text:span></text:p>
      <text:p text:style-name="P11"><text:span text:style-name="T2"><text:tab/>b) src/app/services/gold-price-service.service.integration.spec.ts</text:span></text:p>
      <text:p text:style-name="P12"><text:span text:style-name="T2">Wskazówki:</text:span></text:p>
      <text:p text:style-name="P10"><text:span text:style-name="T4">Aby pobrać cenę złota na zadany dzień należy wykonać następujące zapytanie na backend</text:span></text:p>
      <text:p text:style-name="P10"><text:a xlink:type="simple" xlink:href="http://api.nbp.pl/api/cenyzlota/" text:style-name="Internet_20_link" text:visited-style-name="Visited_20_Internet_20_Link"><text:span text:style-name="T2">http://api.nbp.pl/api/cenyzlota/</text:span></text:a><text:a xlink:type="simple" xlink:href="http://api.nbp.pl/api/cenyzlota/2014-03-04?format=json" text:style-name="Internet_20_link" text:visited-style-name="Visited_20_Internet_20_Link"><text:span text:style-name="T4">{data}</text:span></text:a><text:a xlink:type="simple" xlink:href="http://api.nbp.pl/api/cenyzlota/2014-03-04?format=json" text:style-name="Internet_20_link" text:visited-style-name="Visited_20_Internet_20_Link"><text:span text:style-name="T2">?format=json</text:span></text:a><text:span text:style-name="T2"> </text:span><text:span text:style-name="T4">gdzie </text:span><text:span text:style-name="T5">data</text:span><text:span text:style-name="T4"> w nawiasach klamrowych jest dniem w formacie ‘yyyy-mm-dd’. </text:span></text:p>
      <text:p text:style-name="P10"><text:span text:style-name="T4">Poniżej przykład zapytania na dzień 13. marca roku 2014:</text:span></text:p>
      <text:p text:style-name="P11"><text:a xlink:type="simple" xlink:href="http://api.nbp.pl/api/cenyzlota/2014-03-13?format=json04" text:style-name="Internet_20_link" text:visited-style-name="Visited_20_Internet_20_Link"><text:span text:style-name="T2">http://api.nbp.pl/api/cenyzlota/2014-03-13?format=json</text:span></text:a></text:p>
      <text:h text:style-name="P2" text:outline-level="2"><text:soft-page-break/><text:span text:style-name="T3"/></text:h>
      <text:h text:style-name="P2" text:outline-level="2"><text:span text:style-name="T3">Ćwiczenie</text:span><text:span text:style-name="T2"> </text:span><text:span text:style-name="T3">nr </text:span><text:span text:style-name="T8">2</text:span><text:span text:style-name="T3"> – </text:span><text:span text:style-name="T8">Serwis pobierający walutę z najwyższym kursem średnim.</text:span></text:h>
      <text:p text:style-name="P13"><text:span text:style-name="T9"><text:tab/></text:span><text:span text:style-name="T2">Do projektu został dodany nowy service ‘AverageExchangeRatesService;. Serwis ten zawiera metodę ‘getCurrencyWithTheHighestCurrentRate’ która, powinna zwracać walutę o najwyższym kursie średnim. W tym celu używamy zapytania GET http://api.nbp.pl/api/exchangerates/tables/a?format=json .</text:span></text:p>
      <text:p text:style-name="P13"><text:span text:style-name="T2"><text:tab/>Serwis ten( AverageExchangeRatesService ) powinien być zbudowany analogicznie do</text:span></text:p>
      <text:p text:style-name="P13"><text:span text:style-name="T2">GoldPriceService czyli powinien być kompozycją AverageExchangeHttpClient i</text:span></text:p>
      <text:p text:style-name="P13"><text:span text:style-name="T2">AverageExchangeCalculator .</text:span></text:p>
      <text:p text:style-name="P13"><text:span text:style-name="T2"><text:tab/>W myśl zasady Single Responsability AverageExchangeHttpClient jest odpowiedzialny za</text:span></text:p>
      <text:p text:style-name="P13"><text:span text:style-name="T2">pobranie danych z serwera a AverageExchangeCalculator za wyliczenie waluty z najwyższym</text:span></text:p>
      <text:p text:style-name="P13"><text:span text:style-name="T2">kursem średnim.</text:span></text:p>
      <text:p text:style-name="P13"><text:span text:style-name="T2"><text:tab/>Każda klasa ( AverageExchangeCalculator, AverageExchangeHttpClient,</text:span></text:p>
      <text:p text:style-name="P13"><text:span text:style-name="T2">AverageExchangeRatesService ) powinna posiadać testy analogicznie do serwisów związanych z</text:span></text:p>
      <text:p text:style-name="P13"><text:span text:style-name="T2">ceną złota.</text:span></text:p>
      <text:p text:style-name="P13"><text:span text:style-name="T2"><text:tab/>W myśl zasady TDD należy zacząć pracę od testu integracyjnego dla serwisu</text:span></text:p>
      <text:p text:style-name="P13"><text:span text:style-name="T2">AverageExchangeRatesService.</text:span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2:24:19.613357372</meta:creation-date>
    <meta:generator>LibreOffice/5.1.6.2$Linux_X86_64 LibreOffice_project/10m0$Build-2</meta:generator>
    <dc:date>2018-04-07T13:12:04.824017686</dc:date>
    <meta:editing-duration>PT17M7S</meta:editing-duration>
    <meta:editing-cycles>5</meta:editing-cycles>
    <meta:document-statistic meta:table-count="0" meta:image-count="0" meta:object-count="0" meta:page-count="2" meta:paragraph-count="36" meta:word-count="286" meta:character-count="2609" meta:non-whitespace-character-count="2345"/>
  </office:meta>
</office:document-meta>
</file>